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4"/>"skip_count”:0 } first the count will be 0 and then it is incremented by 10 every time to fetch next 10 records viceversa 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9:42:59.9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7-18T20:03:29.871000000</dc:date>
    <meta:editing-duration>PT7H25M7S</meta:editing-duration>
    <meta:editing-cycles>28</meta:editing-cycles>
    <meta:generator>LibreOffice/6.4.3.2$Windows_X86_64 LibreOffice_project/747b5d0ebf89f41c860ec2a39efd7cb15b54f2d8</meta:generator>
    <meta:document-statistic meta:table-count="1" meta:cell-count="174" meta:object-count="0"/>
  </office:meta>
</office:document-meta>
</file>